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9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number-columns-repeated="3"/>
          <table:table-cell office:value-type="string" calcext:value-type="string">
            <text:p>Cook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7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/>
          <table:table-cell table:style-name="ce15" table:formula="of:=SUM([.B3:.F3])" office:value-type="float" office:value="31400" calcext:value-type="float">
            <text:p>31400</text:p>
          </table:table-cell>
          <table:table-cell table:number-columns-repeated="8"/>
          <table:table-cell table:formula="of:=SUM([.K2];[.K24];[.K25];[.K23];[.K26])" office:value-type="float" office:value="46800" calcext:value-type="float">
            <text:p>468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141.33059922534" calcext:value-type="float">
            <text:p>1141.3305992253</text:p>
          </table:table-cell>
          <table:table-cell office:value-type="string" calcext:value-type="string">
            <text:p>Անժելա</text:p>
          </table:table-cell>
          <table:table-cell table:number-columns-repeated="7"/>
          <table:table-cell table:formula="of:=[.P3]-[.G3]" office:value-type="float" office:value="15400" calcext:value-type="float">
            <text:p>154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26:.F26])" office:value-type="float" office:value="725.541125541126" calcext:value-type="float">
            <text:p>725.541125541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4000" calcext:value-type="float">
            <text:p>40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536.33059922534" calcext:value-type="float">
            <text:p>1536.3305992253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4"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120.54112554113" calcext:value-type="float">
            <text:p>1120.5411255411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536.33059922534" calcext:value-type="float">
            <text:p>1536.33059922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];[.D26];[.E26];[.F26])" office:value-type="float" office:value="1141.33059922534" calcext:value-type="float">
            <text:p>1141.330599225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26:.F26])" office:value-type="float" office:value="1120.54112554113" calcext:value-type="float">
            <text:p>1120.541125541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536.33059922534" calcext:value-type="float">
            <text:p>1536.3305992253</text:p>
          </table:table-cell>
          <table:table-cell table:style-name="ce47" office:value-type="string" calcext:value-type="string">
            <text:p>Gevor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D26];[.F26])" office:value-type="float" office:value="1172.69423558897" calcext:value-type="float">
            <text:p>1172.694235589</text:p>
          </table:table-cell>
          <table:table-cell office:value-type="string" calcext:value-type="string">
            <text:p>Ani G</text:p>
          </table:table-cell>
          <table:table-cell table:number-columns-repeated="2"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0" calcext:value-type="float">
            <text:p>0</text:p>
          </table:table-cell>
          <table:table-cell/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Tina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7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536.33059922534" calcext:value-type="float">
            <text:p>1536.3305992253</text:p>
          </table:table-cell>
          <table:table-cell office:value-type="string" calcext:value-type="string">
            <text:p>Meruj</text:p>
          </table:table-cell>
          <table:table-cell/>
          <table:table-cell table:style-name="ce15" table:formula="of:=SUM([.K2:.K26])" office:value-type="float" office:value="46800" calcext:value-type="float">
            <text:p>468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 table:formula="of:=SUM([.H4:.H28])" office:value-type="float" office:value="31398.2683982684" calcext:value-type="float">
            <text:p>31398.2683982684</text:p>
          </table:table-cell>
          <table:table-cell table:style-name="ce29" office:value-type="float" office:value="900" calcext:value-type="float">
            <text:p>9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 style:data-style-name="N2" text:time-value="09:18:54.053104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06T10:41:22.839452909</dc:date>
    <meta:editing-duration>P10DT3H56M56S</meta:editing-duration>
    <meta:editing-cycles>3166</meta:editing-cycles>
    <meta:generator>LibreOffice/4.2.8.2$Linux_X86_64 LibreOffice_project/420m0$Build-2</meta:generator>
    <meta:document-statistic meta:table-count="19" meta:cell-count="8612" meta:object-count="0"/>
  </office:meta>
</office:document-meta>
</file>